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ahoma" svg:font-family="Tahoma"/>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FFFFFF" style:cell-protect="none"/>
    </style:style>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7" style:family="table-cell" style:parent-style-name="Default" style:data-style-name="N0">
      <style:table-cell-properties fo:border="thin solid #000000" style:vertical-align="middle" fo:wrap-option="wrap" style:cell-protect="none"/>
    </style:style>
    <style:style style:name="ce8" style:family="table-cell" style:parent-style-name="Default" style:data-style-name="N0">
      <style:table-cell-properties fo:border="thin solid #000000" style:vertical-align="middle" fo:wrap-option="wrap" style:cell-protect="none"/>
    </style:style>
    <style:style style:name="ce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4" style:family="table-cell" style:parent-style-name="Default" style:data-style-name="N36">
      <style:table-cell-properties fo:border="thin solid #000000" style:vertical-align="middle" style:cell-protect="none" style:repeat-content="false"/>
      <style:paragraph-properties fo:text-align="end" fo:margin-right="0cm"/>
    </style:style>
    <style:style style:name="ce15"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16"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17"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18"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19"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20" style:family="table-cell" style:parent-style-name="Default" style:data-style-name="N0">
      <style:table-cell-properties style:vertical-align="middle" style:cell-protect="none"/>
    </style:style>
    <style:style style:name="ce21"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BFBFBF" style:cell-protect="protected"/>
    </style:style>
    <style:style style:name="ce23"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27"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28"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29"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31"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32"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33"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34"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35"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36"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37"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38"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39"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40"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41"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3"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4"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4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48"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5.60916666666667cm"/>
    </style:style>
    <style:style style:name="co2" style:family="table-column">
      <style:table-column-properties fo:break-before="auto" style:column-width="3.59833333333333cm"/>
    </style:style>
    <style:style style:name="co3" style:family="table-column">
      <style:table-column-properties fo:break-before="auto" style:column-width="3.12208333333333cm"/>
    </style:style>
    <style:style style:name="co4" style:family="table-column">
      <style:table-column-properties fo:break-before="auto" style:column-width="2.301875cm"/>
    </style:style>
    <style:style style:name="co5" style:family="table-column">
      <style:table-column-properties fo:break-before="auto" style:column-width="2.19604166666667cm"/>
    </style:style>
    <style:style style:name="co6" style:family="table-column">
      <style:table-column-properties fo:break-before="auto" style:column-width="2.40770833333333cm"/>
    </style:style>
    <style:style style:name="co7" style:family="table-column">
      <style:table-column-properties fo:break-before="auto" style:column-width="2.64583333333333cm"/>
    </style:style>
    <style:style style:name="co8" style:family="table-column">
      <style:table-column-properties fo:break-before="auto" style:column-width="3.70416666666667cm"/>
    </style:style>
    <style:style style:name="co9" style:family="table-column">
      <style:table-column-properties fo:break-before="auto" style:column-width="4.206875cm"/>
    </style:style>
    <style:style style:name="co10" style:family="table-column">
      <style:table-column-properties fo:break-before="auto" style:column-width="4.94770833333333cm"/>
    </style:style>
    <style:style style:name="co11"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ce4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Sep_15.D4"/>
    </style:style>
    <style:style style:name="ce5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Sep_15.E4"/>
    </style:style>
    <style:style style:name="ce5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G4)),ISBLANK(F4)))" style:apply-style-name="cf1" style:base-cell-address="Sep_15.F4"/>
    </style:style>
    <style:style style:name="ce5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F4)),ISBLANK(G4)))" style:apply-style-name="cf1" style:base-cell-address="Sep_15.G4"/>
    </style:style>
    <style:style style:name="ce5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I4)),ISBLANK(H4)))" style:apply-style-name="cf1" style:base-cell-address="Sep_15.H4"/>
    </style:style>
    <style:style style:name="ce5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H4)),ISBLANK(I4)))" style:apply-style-name="cf1" style:base-cell-address="Sep_15.I4"/>
    </style:style>
    <style:style style:name="ce5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K4)),ISBLANK(J4)))" style:apply-style-name="cf1" style:base-cell-address="Sep_15.J4"/>
    </style:style>
    <style:style style:name="ce5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J4)),ISBLANK(K4)))" style:apply-style-name="cf1" style:base-cell-address="Sep_15.K4"/>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M4)),ISBLANK(L4)))" style:apply-style-name="cf1" style:base-cell-address="Sep_15.L4"/>
    </style:style>
    <style:style style:name="ce5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L4)),ISBLANK(M4)))" style:apply-style-name="cf1" style:base-cell-address="Sep_15.M4"/>
    </style:style>
    <style:style style:name="ce5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O5)),ISBLANK(N5)))" style:apply-style-name="cf1" style:base-cell-address="Sep_15.N5"/>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N5)),ISBLANK(O5)))" style:apply-style-name="cf1" style:base-cell-address="Sep_15.O5"/>
    </style:style>
    <style:style style:name="ce6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O4)),ISBLANK(N4)))" style:apply-style-name="cf1" style:base-cell-address="Sep_15.N4"/>
    </style:style>
    <style:style style:name="ce62" style:family="table-cell" style:parent-style-name="Default" style:data-style-name="N0">
      <style:table-cell-properties fo:border="thin solid #000000" style:vertical-align="middle" fo:wrap-option="wrap" style:cell-protect="none"/>
      <style:map style:condition="is-true-formula(msoxl:AND(NOT(ISBLANK($A4)),ISBLANK(B4)))" style:apply-style-name="cf1" style:base-cell-address="Sep_15.B4"/>
    </style:style>
    <style:style style:name="ce63" style:family="table-cell" style:parent-style-name="Default" style:data-style-name="N0">
      <style:table-cell-properties fo:border="thin solid #000000" style:vertical-align="middle" fo:wrap-option="wrap" style:cell-protect="none"/>
      <style:map style:condition="is-true-formula(msoxl:AND(NOT(ISBLANK(A4)),ISBLANK(C4)))" style:apply-style-name="cf1" style:base-cell-address="Sep_15.C4"/>
    </style:style>
    <style:style style:name="ce64" style:family="table-cell" style:parent-style-name="Default" style:data-style-name="N0">
      <style:table-cell-properties fo:border="thin solid #000000" style:vertical-align="middle" fo:wrap-option="wrap" style:cell-protect="none"/>
      <style:map style:condition="is-true-formula(msoxl:AND(NOT(ISBLANK(A5)),ISBLANK(C5)))" style:apply-style-name="cf1" style:base-cell-address="Sep_15.C5"/>
    </style:style>
    <style:style style:name="ce65" style:family="table-cell" style:parent-style-name="Default" style:data-style-name="N0">
      <style:table-cell-properties fo:border="thin solid #000000" style:vertical-align="middle" fo:wrap-option="wrap" style:cell-protect="none"/>
      <style:map style:condition="is-true-formula(msoxl:AND(NOT(ISBLANK($A5)),ISBLANK(B5)))" style:apply-style-name="cf1" style:base-cell-address="Sep_15.B5"/>
    </style:style>
    <style:style style:name="ce66" style:family="table-cell" style:parent-style-name="Default" style:data-style-name="N0">
      <style:table-cell-properties fo:border="thin solid #000000" style:vertical-align="middle" fo:wrap-option="wrap" style:cell-protect="none"/>
      <style:map style:condition="is-true-formula(msoxl:AND(NOT(ISBLANK($A6)),ISBLANK(B6)))" style:apply-style-name="cf1" style:base-cell-address="Sep_15.B6"/>
    </style:style>
    <style:style style:name="ce67" style:family="table-cell" style:parent-style-name="Default" style:data-style-name="N0">
      <style:table-cell-properties fo:border="thin solid #000000" style:vertical-align="middle" fo:wrap-option="wrap" style:cell-protect="none"/>
      <style:map style:condition="is-true-formula(msoxl:AND(NOT(ISBLANK(A6)),ISBLANK(C6)))" style:apply-style-name="cf1" style:base-cell-address="Sep_15.C6"/>
    </style:style>
    <style:style style:name="ce6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E5)),ISBLANK(D5)))" style:apply-style-name="cf1" style:base-cell-address="Sep_15.D5"/>
    </style:style>
    <style:style style:name="ce6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E6)),ISBLANK(D6)))" style:apply-style-name="cf1" style:base-cell-address="Sep_15.D6"/>
    </style:style>
    <style:style style:name="ce7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X4)),ISBLANK(Y4)))" style:apply-style-name="cf1" style:base-cell-address="Sep_15.Y4"/>
    </style:style>
    <style:style style:name="ce7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Y4)),ISBLANK(X4)))" style:apply-style-name="cf1" style:base-cell-address="Sep_15.X4"/>
    </style:style>
    <style:style style:name="ce7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E6)),ISBLANK(AD6)))" style:apply-style-name="cf1" style:base-cell-address="Sep_15.AD6"/>
    </style:style>
    <style:style style:name="ce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U4)),ISBLANK(T4)))" style:apply-style-name="cf1" style:base-cell-address="Sep_15.T4"/>
    </style:style>
    <style:style style:name="ce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F5)),ISBLANK(AE5)))" style:apply-style-name="cf1" style:base-cell-address="Sep_15.AE5"/>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S5)),ISBLANK(R5)))" style:apply-style-name="cf1" style:base-cell-address="Sep_15.R5"/>
    </style:style>
    <style:style style:name="ce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R4)),ISBLANK(S4)))" style:apply-style-name="cf1" style:base-cell-address="Sep_15.S4"/>
    </style:style>
    <style:style style:name="ce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S4)),ISBLANK(R4)))" style:apply-style-name="cf1" style:base-cell-address="Sep_15.R4"/>
    </style:style>
    <style:style style:name="ce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L5)),ISBLANK(AK5)))" style:apply-style-name="cf1" style:base-cell-address="Sep_15.AK5"/>
    </style:style>
    <style:style style:name="ce7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is-true-formula(msoxl:AND(NOT(ISBLANK(AG4)),ISBLANK(AF4)))" style:apply-style-name="cf1" style:base-cell-address="Sep_15.AF4"/>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false"/>
      <table:content-validations>
        <table:content-validation table:name="val1" table:condition="cell-content-is-decimal-number() and cell-content()&gt;=0">
          <table:help-message table:display="true"/>
          <table:error-message table:display="true"/>
        </table:content-validation>
        <table:content-validation table:name="val2">
          <table:help-message table:display="true"/>
          <table:error-message table:display="true">
            <text:p>FTE cannot be greater than Headcount</text:p>
            <text:p/>
          </table:error-message>
        </table:content-validation>
      </table:content-validations>
      <table:table table:name="Sep_15" table:style-name="ta1" table:print-ranges="Sep_15.A1:Sep_15.AN6">
        <table:table-column table:style-name="co1" table:default-cell-style-name="ce20"/>
        <table:table-column table:style-name="co2" table:default-cell-style-name="ce20"/>
        <table:table-column table:style-name="co3" table:default-cell-style-name="ce20"/>
        <table:table-column table:style-name="co4" table:number-columns-repeated="12" table:default-cell-style-name="ce20"/>
        <table:table-column table:style-name="co5" table:number-columns-repeated="2" table:default-cell-style-name="ce1"/>
        <table:table-column table:style-name="co4" table:number-columns-repeated="6" table:default-cell-style-name="ce1"/>
        <table:table-column table:style-name="co6" table:number-columns-repeated="2" table:default-cell-style-name="ce1"/>
        <table:table-column table:style-name="co4" table:number-columns-repeated="2" table:default-cell-style-name="ce1"/>
        <table:table-column table:style-name="co7" table:number-columns-repeated="2" table:default-cell-style-name="ce1"/>
        <table:table-column table:style-name="co8" table:number-columns-repeated="7" table:default-cell-style-name="ce1"/>
        <table:table-column table:style-name="co9" table:number-columns-repeated="3" table:default-cell-style-name="ce1"/>
        <table:table-column table:style-name="co10" table:default-cell-style-name="ce1"/>
        <table:table-column table:style-name="co11" table:number-columns-repeated="16344" table:default-cell-style-name="ce1"/>
        <table:table-row table:style-name="ro1">
          <table:table-cell office:value-type="string" table:number-columns-spanned="1" table:number-rows-spanned="3" table:content-validation-name="val2" table:style-name="ce46">
            <office:annotation draw:style-name="a0" svg:x="1.39583333333333in" svg:y="0.0833333333333333in" svg:width="1.97916666666667in" svg:height="1.45833333333333in">
              <dc:creator>ccabmstopher</dc:creator>
              <text:p><text:span text:style-name="T1">Included in this template is an up-to-date list (as of 30 June 2011) of all organisations that are in scope for this exercise.</text:span></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2" table:style-name="ce48">
            <office:annotation draw:style-name="a1" svg:x="2.4375in" svg:y="0.0833333333333333in" svg:width="1.88541666666667in" svg:height="1.60416666666667in">
              <dc:creator>ccabmstopher</dc:creator>
              <text:p><text:span text:style-name="T1">Included in this template is an up-to-date list (as of 30 June 2011) of all organisations together with their appropriate organisation type.</text:span></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2" table:style-name="ce48">
            <office:annotation draw:style-name="a2" svg:x="3.65625in" svg:y="0.0833333333333333in" svg:width="2.02083333333333in" svg:height="1.60416666666667in">
              <dc:creator>ccabmstopher</dc:creator>
              <text:p><text:span text:style-name="T1">Included in this template is an up-to-date list (as of 30 June 2011) of all organisations together with their appropriate main/parent/sponsoring department.</text:span></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46">
            <office:annotation draw:style-name="a3" svg:x="14.96875in" svg:y="0.0833333333333333in" svg:width="2.17708333333333in" svg:height="3.44791666666667in">
              <dc:creator>ccabmstopher</dc:creator>
              <text:p><text:span text:style-name="T2">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able:table-cell>
          <table:covered-table-cell table:number-columns-repeated="13"/>
          <table:table-cell office:value-type="string" table:number-columns-spanned="10" table:number-rows-spanned="1" table:content-validation-name="val2" table:style-name="ce40">
            <office:annotation draw:style-name="a4" svg:x="23.1666666666667in" svg:y="0.0833333333333333in" svg:width="3.47916666666667in" svg:height="3.54166666666667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2" table:style-name="ce47">
            <text:p>Grand Total<text:s/></text:p>
            <text:p>(workforce numbers)</text:p>
          </table:table-cell>
          <table:covered-table-cell/>
          <table:table-cell office:value-type="string" table:number-columns-spanned="7" table:number-rows-spanned="1" table:style-name="ce40">
            <office:annotation draw:style-name="a5" svg:x="34.2395833333333in" svg:y="0.0833333333333333in" svg:width="2.0625in" svg:height="1.8125in">
              <dc:creator>ccabmstopher</dc:creator>
              <text:p><text:span text:style-name="T4">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40">
            <text:p>Non-Payroll staff (contingent labour/consultancy) costs</text:p>
          </table:table-cell>
          <table:covered-table-cell table:number-columns-repeated="2"/>
          <table:table-cell office:value-type="string" table:number-columns-spanned="1" table:number-rows-spanned="3" table:style-name="ce47">
            <text:p>Grand Total paybill/staffing (payroll and non-payroll) costs</text:p>
          </table:table-cell>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number-columns-repeated="16130" table:style-name="ce2"/>
        </table:table-row>
        <table:table-row table:style-name="ro2">
          <table:covered-table-cell/>
          <table:covered-table-cell/>
          <table:covered-table-cell/>
          <table:table-cell office:value-type="string" table:number-columns-spanned="2" table:number-rows-spanned="1" table:style-name="ce46">
            <office:annotation draw:style-name="a6" svg:x="5.28125in" svg:y="0.114583333333333in" svg:width="2.03125in" svg:height="0.822916666666667in">
              <dc:creator>ccabmstopher</dc:creator>
              <text:p><text:span text:style-name="T4">Please enter the number of administrative officers/assistants (or equivalents) on your payroll</text:span><text:span text:style-name="T3"/></text:p>
              <text:p/>
            </office:annotation>
            <text:p>AO/AA</text:p>
          </table:table-cell>
          <table:covered-table-cell/>
          <table:table-cell office:value-type="string" table:number-columns-spanned="2" table:number-rows-spanned="1" table:style-name="ce46">
            <office:annotation draw:style-name="a7" svg:x="6.90625in" svg:y="0.114583333333333in" svg:width="2.03125in" svg:height="0.822916666666667in">
              <dc:creator>ccabmstopher</dc:creator>
              <text:p><text:span text:style-name="T4">Please enter the number of executive officers (or equivalents) on your payroll</text:span><text:span text:style-name="T3"/></text:p>
              <text:p/>
            </office:annotation>
            <text:p>EO</text:p>
          </table:table-cell>
          <table:covered-table-cell/>
          <table:table-cell office:value-type="string" table:number-columns-spanned="2" table:number-rows-spanned="1" table:style-name="ce46">
            <office:annotation draw:style-name="a8" svg:x="8.57291666666667in" svg:y="0.177083333333333in" svg:width="2.03125in" svg:height="0.84375in">
              <dc:creator>ccabmstopher</dc:creator>
              <text:p><text:span text:style-name="T4">Please enter the number of senior/higher executive officers (or equivalents) on your payroll</text:span><text:span text:style-name="T3"/></text:p>
              <text:p/>
            </office:annotation>
            <text:p>SEO/HEO</text:p>
          </table:table-cell>
          <table:covered-table-cell/>
          <table:table-cell office:value-type="string" table:number-columns-spanned="2" table:number-rows-spanned="1" table:style-name="ce46">
            <office:annotation draw:style-name="a9" svg:x="10.15625in" svg:y="0.114583333333333in" svg:width="2.03125in" svg:height="0.822916666666667in">
              <dc:creator>ccabmstopher</dc:creator>
              <text:p><text:span text:style-name="T4">Please enter the number of grade 6/7 staff (or equivalents) on your payroll</text:span><text:span text:style-name="T3"/></text:p>
              <text:p/>
            </office:annotation>
            <text:p>Grade 6/7</text:p>
          </table:table-cell>
          <table:covered-table-cell/>
          <table:table-cell office:value-type="string" table:number-columns-spanned="2" table:number-rows-spanned="1" table:style-name="ce46">
            <office:annotation draw:style-name="a10" svg:x="11.78125in" svg:y="0.114583333333333in" svg:width="2.03125in" svg:height="0.822916666666667in">
              <dc:creator>ccabmstopher</dc:creator>
              <text:p><text:span text:style-name="T4">Please enter the number of Seni</text:span></text:p>
              <text:p><text:span text:style-name="T4"><text:s/>Civil Servants (or equivalents) on your payroll</text:span><text:span text:style-name="T3"/></text:p>
              <text:p/>
            </office:annotation>
            <text:p>SCS</text:p>
          </table:table-cell>
          <table:covered-table-cell/>
          <table:table-cell office:value-type="string" table:number-columns-spanned="2" table:number-rows-spanned="1" table:style-name="ce46">
            <office:annotation draw:style-name="a11" svg:x="13.40625in" svg:y="0.114583333333333in" svg:width="1.84375in" svg:height="0.5in">
              <dc:creator>ccabmstopher</dc:creator>
              <text:p><text:span text:style-name="T4">See comment on Payroll staff cell above</text:span><text:span text:style-name="T3"/></text:p>
              <text:p/>
            </office:annotation>
            <text:p>Other, unknown, or unspecified</text:p>
          </table:table-cell>
          <table:covered-table-cell/>
          <table:table-cell office:value-type="string" table:number-columns-spanned="2" table:number-rows-spanned="1" table:content-validation-name="val2" table:style-name="ce46">
            <text:p>Total</text:p>
            <text:p>Employees</text:p>
          </table:table-cell>
          <table:covered-table-cell/>
          <table:table-cell office:value-type="string" table:number-columns-spanned="2" table:number-rows-spanned="1" table:style-name="ce46">
            <office:annotation draw:style-name="a12" svg:x="16.5833333333333in" svg:y="0.114583333333333in" svg:width="4.02083333333333in" svg:height="2.375in">
              <dc:creator>ccabmstopher</dc:creator>
              <text:p><text:span text:style-name="T5">Agency staff (clearical and admin)</text:span><text:span text:style-name="T4"/></text:p>
              <text:p><text:span text:style-name="T4">Admin &amp; Clerical agency staff are normally lower grade individuals who are actually filling in for a role within the organisational structure and are ideally used on a short term basis.<text:s text:c="6"/></text:span></text:p>
              <text:p><text:span text:style-name="T4"> normally engaged on an ad hoc or temporary basis to fulfil requirements within established posts.</text:span></text:p>
              <text:p><text:span text:style-name="T4"> involves providing cover (e.g. for a vacancy, holiday or sickness) or additional resource (e.g. for a seasonal peak in workload).<text:s text:c="7"/></text:span></text:p>
              <text:p><text:span text:style-name="T4">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40">
            <office:annotation draw:style-name="a13" svg:x="18.2083333333333in" svg:y="0.114583333333333in" svg:width="3.36458333333333in" svg:height="4.03125in">
              <dc:creator>ccabmstopher</dc:creator>
              <text:p><text:span text:style-name="T5">Interim managers</text:span><text:span text:style-name="T3"/></text:p>
              <text:p><text:span text:style-name="T4">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4"> may involve providing cover (e.g. for a vacancy, holiday or sickness) or additional resource (e.g. for a new team until someone is recruited, or a seasonal peak in workload).<text:s/></text:span></text:p>
              <text:p><text:span text:style-name="T4"> may include Professional Interim Staff (e.g. senior qualified professionals in areas such as legal, finance, audit) and Interim Managers (including up to the most senior levels of the organisation).</text:span></text:p>
              <text:p><text:span text:style-name="T4"> likely to include a degree of organisational involvement (e.g. managing staff, representation at meetings)</text:span></text:p>
              <text:p><text:span text:style-name="T4"> typically engaged through an agency although in some cases may be engaged directly<text:s text:c="2"/></text:span><text:span text:style-name="T3"><text:s text:c="3"/></text:span></text:p>
            </office:annotation>
            <text:p>Interim managers</text:p>
          </table:table-cell>
          <table:covered-table-cell/>
          <table:table-cell office:value-type="string" table:number-columns-spanned="2" table:number-rows-spanned="1" table:style-name="ce40">
            <office:annotation draw:style-name="a14" svg:x="19.8333333333333in" svg:y="0.114583333333333in" svg:width="3.0625in" svg:height="4.875in">
              <dc:creator>ccabmstopher</dc:creator>
              <text:p><text:span text:style-name="T5">Specialist Contractors</text:span></text:p>
              <text:p><text:span text:style-name="T4">Specialists are normally middle to senior grades, used to provide expertise that is not available in-house, fulfilling functional or senior positions within the organisational structure and ideally engaged on a short term basis.</text:span></text:p>
              <text:p><text:span text:style-name="T4"> may include sub-categories of Finance, HR, IT, Legal, Logistics, Marketing, Medical, Procurement, Estates, Technical and Other.</text:span></text:p>
              <text:p><text:span text:style-name="T4"> not staff substitution; specialists are used to provide additional resource, skills and expertise, not to cover vacancies etc.</text:span></text:p>
              <text:p><text:span text:style-name="T4"> should not include management functions or similar organisational involvement.</text:span></text:p>
              <text:p><text:span text:style-name="T4"> usually involved in a defined package of work or project rather than covering a day-to-day workload or defined job/ role.<text:s text:c="11"/></text:span></text:p>
              <text:p><text:span text:style-name="T4"> in some instances, may include a degree of organisational involvement (e.g. managing staff, representation at meetings)</text:span></text:p>
              <text:p><text:span text:style-name="T4"> not always provided through an agency.</text:span><text:span text:style-name="T5"/></text:p>
              <text:p><text:span text:style-name="T3"/></text:p>
              <text:p/>
            </office:annotation>
            <text:p>Specialist Contractors</text:p>
          </table:table-cell>
          <table:covered-table-cell/>
          <table:table-cell office:value-type="string" table:number-columns-spanned="2" table:number-rows-spanned="1" table:style-name="ce40">
            <office:annotation draw:style-name="a15" svg:x="21.5416666666667in" svg:y="0.114583333333333in" svg:width="3.09375in" svg:height="3.03125in">
              <dc:creator>ccabmstopher</dc:creator>
              <text:p><text:span text:style-name="T5">Consultants/consultancy</text:span></text:p>
              <text:p><text:span text:style-name="T4">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4"/></text:p>
              <text:p><text:span text:style-name="T4">(see separate guidance for the various categories of consultancy)</text:span></text:p>
              <text:p><text:span text:style-name="T3"/></text:p>
              <text:p/>
            </office:annotation>
            <text:p>Consultants/consultancy</text:p>
          </table:table-cell>
          <table:covered-table-cell/>
          <table:table-cell office:value-type="string" table:number-columns-spanned="2" table:number-rows-spanned="1" table:style-name="ce46">
            <text:p>Total</text:p>
          </table:table-cell>
          <table:covered-table-cell/>
          <table:covered-table-cell/>
          <table:covered-table-cell/>
          <table:table-cell office:value-type="string" table:number-columns-spanned="1" table:number-rows-spanned="2" table:style-name="ce46">
            <office:annotation draw:style-name="a16" svg:x="26.3645833333333in" svg:y="0.114583333333333in" svg:width="1.5in" svg:height="0.979166666666667in">
              <dc:creator>ccabmstopher</dc:creator>
              <text:p><text:span text:style-name="T4">Please refer to the HMT guidance provided separately</text:span><text:span text:style-name="T3"/></text:p>
              <text:p/>
            </office:annotation>
            <text:p>Salary</text:p>
          </table:table-cell>
          <table:table-cell office:value-type="string" table:number-columns-spanned="1" table:number-rows-spanned="2" table:style-name="ce46">
            <office:annotation draw:style-name="a17" svg:x="27.6770833333333in" svg:y="0.114583333333333in" svg:width="1.5in" svg:height="0.979166666666667in">
              <dc:creator>ccabmstopher</dc:creator>
              <text:p><text:span text:style-name="T4">Please refer to the HMT guidance provided separately</text:span><text:span text:style-name="T3"/></text:p>
              <text:p/>
            </office:annotation>
            <text:p>Allowances</text:p>
          </table:table-cell>
          <table:table-cell office:value-type="string" table:number-columns-spanned="1" table:number-rows-spanned="2" table:style-name="ce46">
            <office:annotation draw:style-name="a18" svg:x="28.9895833333333in" svg:y="0.114583333333333in" svg:width="1.5in" svg:height="0.979166666666667in">
              <dc:creator>ccabmstopher</dc:creator>
              <text:p><text:span text:style-name="T4">Please refer to the HMT guidance provided separately</text:span><text:span text:style-name="T3"/></text:p>
              <text:p/>
            </office:annotation>
            <text:p>Non-consolidated performance payments</text:p>
          </table:table-cell>
          <table:table-cell office:value-type="string" table:number-columns-spanned="1" table:number-rows-spanned="2" table:style-name="ce46">
            <office:annotation draw:style-name="a19" svg:x="30.3020833333333in" svg:y="0.114583333333333in" svg:width="1.5in" svg:height="0.979166666666667in">
              <dc:creator>ccabmstopher</dc:creator>
              <text:p><text:span text:style-name="T4">Please refer to the HMT guidance provided separately</text:span><text:span text:style-name="T3"/></text:p>
              <text:p/>
            </office:annotation>
            <text:p>Overtime</text:p>
          </table:table-cell>
          <table:table-cell office:value-type="string" table:number-columns-spanned="1" table:number-rows-spanned="2" table:style-name="ce46">
            <office:annotation draw:style-name="a20" svg:x="31.6145833333333in" svg:y="0.114583333333333in" svg:width="1.5in" svg:height="0.979166666666667in">
              <dc:creator>ccabmstopher</dc:creator>
              <text:p><text:span text:style-name="T4">Please refer to the HMT guidance provided separately</text:span><text:span text:style-name="T3"/></text:p>
              <text:p/>
            </office:annotation>
            <text:p>Employer pension contributions</text:p>
          </table:table-cell>
          <table:table-cell office:value-type="string" table:number-columns-spanned="1" table:number-rows-spanned="2" table:style-name="ce46">
            <office:annotation draw:style-name="a21" svg:x="32.9270833333333in" svg:y="0.114583333333333in" svg:width="1.5in" svg:height="0.979166666666667in">
              <dc:creator>ccabmstopher</dc:creator>
              <text:p><text:span text:style-name="T4">Please refer to the HMT guidance provided separately</text:span><text:span text:style-name="T3"/></text:p>
              <text:p/>
            </office:annotation>
            <text:p>Employer national insurance contributions</text:p>
          </table:table-cell>
          <table:table-cell office:value-type="string" table:number-columns-spanned="1" table:number-rows-spanned="2" table:style-name="ce46">
            <text:p>Total paybill for payroll staff</text:p>
          </table:table-cell>
          <table:table-cell office:value-type="string" table:number-columns-spanned="1" table:number-rows-spanned="2" table:style-name="ce46">
            <text:p>Total monthly cost of contingent labour: agency (clerical and admin) staff, interim managers and specialist contractors</text:p>
          </table:table-cell>
          <table:table-cell office:value-type="string" table:number-columns-spanned="1" table:number-rows-spanned="2" table:style-name="ce46">
            <text:p>Total monthly cost of consultants/</text:p>
            <text:p>consultancy</text:p>
          </table:table-cell>
          <table:table-cell office:value-type="string" table:number-columns-spanned="1" table:number-rows-spanned="2" table:style-name="ce46">
            <text:p>Total non-payroll (CCL) staff costs</text:p>
          </table:table-cell>
          <table:covered-table-cell/>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content-validation-name="val2" table:style-name="ce2"/>
          <table:table-cell table:number-columns-repeated="16130" table:style-name="ce2"/>
        </table:table-row>
        <table:table-row table:style-name="ro3">
          <table:covered-table-cell/>
          <table:covered-table-cell/>
          <table:covered-table-cell/>
          <table:table-cell office:value-type="string" table:style-name="ce3">
            <office:annotation draw:style-name="a22" svg:x="4.45833333333333in" svg:y="0.40625in" svg:width="2.42708333333333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3" svg:x="5.27083333333333in" svg:y="0.40625in" svg:width="2.47916666666667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4" svg:x="6.08333333333333in" svg:y="0.40625in" svg:width="2.42708333333333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5" svg:x="6.89583333333333in" svg:y="0.40625in" svg:width="2.47916666666667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6" svg:x="7.70833333333333in" svg:y="0.40625in" svg:width="2.42708333333333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7" svg:x="8.52083333333333in" svg:y="0.40625in" svg:width="2.47916666666667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8" svg:x="9.33333333333333in" svg:y="0.40625in" svg:width="2.42708333333333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9" svg:x="10.1458333333333in" svg:y="0.40625in" svg:width="2.47916666666667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0" svg:x="10.9583333333333in" svg:y="0.40625in" svg:width="2.42708333333333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31" svg:x="11.7708333333333in" svg:y="0.40625in" svg:width="2.47916666666667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2" svg:x="12.5833333333333in" svg:y="0.40625in" svg:width="2.42708333333333in" svg:height="0.8541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33" svg:x="13.3958333333333in" svg:y="0.40625in" svg:width="2.48958333333333in" svg:height="0.87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4" svg:x="14.1875in" svg:y="0.40625in" svg:width="2.4375in" svg:height="1.34375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3"/></text:p>
              <text:p><text:span text:style-name="T3">.</text:span></text:p>
            </office:annotation>
            <text:p>Headcount</text:p>
          </table:table-cell>
          <table:table-cell office:value-type="string" table:style-name="ce3">
            <office:annotation draw:style-name="a35" svg:x="14.96875in" svg:y="0.40625in" svg:width="2.42708333333333in" svg:height="1.34375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6" svg:x="15.7708333333333in" svg:y="0.40625in" svg:width="2.41666666666667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37" svg:x="16.5833333333333in" svg:y="0.40625in" svg:width="2.11458333333333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38" svg:x="17.3958333333333in" svg:y="0.40625in" svg:width="2.41666666666667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39" svg:x="18.2083333333333in" svg:y="0.40625in" svg:width="2.11458333333333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0" svg:x="19.0208333333333in" svg:y="0.40625in" svg:width="2.41666666666667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41" svg:x="19.8333333333333in" svg:y="0.40625in" svg:width="2.11458333333333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2" svg:x="20.6875in" svg:y="0.40625in" svg:width="2.42708333333333in" svg:height="1.82291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43" svg:x="21.5416666666667in" svg:y="0.40625in" svg:width="2.11458333333333in" svg:height="1.4375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4" svg:x="22.3541666666667in" svg:y="0.40625in" svg:width="2.32291666666667in" svg:height="0.9583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style-name="ce4">
            <office:annotation draw:style-name="a45" svg:x="23.1666666666667in" svg:y="0.40625in" svg:width="2.07291666666667in" svg:height="1.05208333333333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table-cell office:value-type="string" table:content-validation-name="val2" table:style-name="ce5">
            <office:annotation draw:style-name="a46" svg:x="24.1145833333333in" svg:y="0.40625in" svg:width="2.30208333333333in" svg:height="0.95833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content-validation-name="val2" table:style-name="ce6">
            <office:annotation draw:style-name="a47" svg:x="25.0520833333333in" svg:y="0.40625in" svg:width="2.0625in" svg:height="1.05208333333333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style-name="ro4">
          <table:table-cell office:value-type="string" table:style-name="ce7">
            <text:p>Department for International Development</text:p>
          </table:table-cell>
          <table:table-cell office:value-type="string" table:style-name="ce62">
            <text:p>Ministerial Department</text:p>
          </table:table-cell>
          <table:table-cell office:value-type="string" table:style-name="ce63">
            <text:p>Department for International Development</text:p>
          </table:table-cell>
          <table:table-cell office:value-type="float" office:value="91" table:style-name="ce49">
            <text:p>91</text:p>
          </table:table-cell>
          <table:table-cell office:value-type="float" office:value="86.98" table:style-name="ce50">
            <text:p>86.98</text:p>
          </table:table-cell>
          <table:table-cell office:value-type="float" office:value="186" table:style-name="ce51">
            <text:p>186</text:p>
          </table:table-cell>
          <table:table-cell office:value-type="float" office:value="178.8" table:style-name="ce52">
            <text:p>178.8</text:p>
          </table:table-cell>
          <table:table-cell office:value-type="float" office:value="527" table:style-name="ce53">
            <text:p>527</text:p>
          </table:table-cell>
          <table:table-cell office:value-type="float" office:value="516.86" table:style-name="ce54">
            <text:p>516.86</text:p>
          </table:table-cell>
          <table:table-cell office:value-type="float" office:value="1119" table:style-name="ce55">
            <text:p>1119</text:p>
          </table:table-cell>
          <table:table-cell office:value-type="float" office:value="1084.8" table:style-name="ce56">
            <text:p>1084.8</text:p>
          </table:table-cell>
          <table:table-cell office:value-type="float" office:value="90" table:style-name="ce57">
            <text:p>90</text:p>
          </table:table-cell>
          <table:table-cell office:value-type="float" office:value="89.8" table:style-name="ce58">
            <text:p>89.8</text:p>
          </table:table-cell>
          <table:table-cell office:value-type="string" table:style-name="ce61">
            <text:p>NIL</text:p>
          </table:table-cell>
          <table:table-cell office:value-type="string" table:style-name="ce61">
            <text:p>NIL</text:p>
          </table:table-cell>
          <table:table-cell office:value-type="float" office:value="2013" table:formula="msoxl:=SUM(D4,F4,H4,J4,L4,N4)" table:content-validation-name="val2" table:style-name="ce11">
            <text:p>2,013</text:p>
          </table:table-cell>
          <table:table-cell office:value-type="float" office:value="1957.24" table:formula="msoxl:=SUM(E4,G4,I4,K4,M4,O4)" table:content-validation-name="val2" table:style-name="ce11">
            <text:p>1,957</text:p>
          </table:table-cell>
          <table:table-cell office:value-type="float" office:value="12" table:style-name="ce77">
            <text:p>12</text:p>
          </table:table-cell>
          <table:table-cell office:value-type="float" office:value="12" table:style-name="ce76">
            <text:p>12</text:p>
          </table:table-cell>
          <table:table-cell office:value-type="string" table:style-name="ce73">
            <text:p>NIL</text:p>
          </table:table-cell>
          <table:table-cell office:value-type="string" table:style-name="ce73">
            <text:p>NIL</text:p>
          </table:table-cell>
          <table:table-cell office:value-type="string" table:style-name="ce73">
            <text:p>NIL</text:p>
          </table:table-cell>
          <table:table-cell office:value-type="string" table:style-name="ce73">
            <text:p>NIL</text:p>
          </table:table-cell>
          <table:table-cell office:value-type="float" office:value="2" table:style-name="ce71">
            <text:p>2</text:p>
          </table:table-cell>
          <table:table-cell office:value-type="float" office:value="2" table:style-name="ce70">
            <text:p>2</text:p>
          </table:table-cell>
          <table:table-cell office:value-type="float" office:value="14" table:formula="msoxl:=SUM(R4,T4,V4,X4,)" table:style-name="ce12">
            <text:p>14</text:p>
          </table:table-cell>
          <table:table-cell office:value-type="float" office:value="14" table:formula="msoxl:=SUM(S4,U4,W4,Y4)" table:style-name="ce12">
            <text:p>14</text:p>
          </table:table-cell>
          <table:table-cell office:value-type="float" office:value="2027" table:formula="msoxl:=P4+Z4" table:content-validation-name="val2" table:style-name="ce13">
            <text:p>2,027</text:p>
          </table:table-cell>
          <table:table-cell office:value-type="float" office:value="1971.24" table:formula="msoxl:=Q4+AA4" table:content-validation-name="val2" table:style-name="ce13">
            <text:p>1,971</text:p>
          </table:table-cell>
          <table:table-cell office:value-type="float" office:value="11020207.379999999" table:content-validation-name="val1" table:style-name="ce14">
            <text:p>11,020,207.38<text:s/></text:p>
          </table:table-cell>
          <table:table-cell office:value-type="currency" office:value="53503.61" table:content-validation-name="val1" table:style-name="ce15">
            <text:p>£53,503.61</text:p>
          </table:table-cell>
          <table:table-cell office:value-type="string" table:style-name="ce79">
            <text:p>NIL</text:p>
          </table:table-cell>
          <table:table-cell office:value-type="currency" office:value="41692.270000000004" table:content-validation-name="val1" table:style-name="ce15">
            <text:p>£41,692.27</text:p>
          </table:table-cell>
          <table:table-cell office:value-type="currency" office:value="1777026.99" table:content-validation-name="val1" table:style-name="ce15">
            <text:p>£1,777,026.99</text:p>
          </table:table-cell>
          <table:table-cell office:value-type="currency" office:value="879821.03" table:content-validation-name="val1" table:style-name="ce15">
            <text:p>£879,821.03</text:p>
          </table:table-cell>
          <table:table-cell office:value-type="currency" office:value="13772251.279999997" table:formula="msoxl:=SUM(AD4:AI4)" table:style-name="ce16">
            <text:p>£13,772,251.28</text:p>
          </table:table-cell>
          <table:table-cell office:value-type="currency" office:value="36687.699999999997" table:content-validation-name="val1" table:style-name="ce17">
            <text:p>£36,687.70</text:p>
          </table:table-cell>
          <table:table-cell office:value-type="currency" office:value="4788.7199999999993" table:content-validation-name="val1" table:style-name="ce17">
            <text:p>£4,788.72</text:p>
          </table:table-cell>
          <table:table-cell office:value-type="currency" office:value="41476.42" table:formula="msoxl:=SUM(AK4:AL4)" table:style-name="ce18">
            <text:p>£41,476.42</text:p>
          </table:table-cell>
          <table:table-cell office:value-type="currency" office:value="13813727.699999997" table:formula="msoxl:=SUM(AM4,AJ4)" table:style-name="ce19">
            <text:p>£13,813,727.70</text:p>
          </table: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style-name="ro4">
          <table:table-cell office:value-type="string" table:style-name="ce8">
            <text:p>Independent Commission for Aid Impact</text:p>
          </table:table-cell>
          <table:table-cell office:value-type="string" table:style-name="ce65">
            <text:p>Executive Non-Departmental Public Body</text:p>
          </table:table-cell>
          <table:table-cell office:value-type="string" table:style-name="ce64">
            <text:p>Department for International Development</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string" table:style-name="ce68">
            <text:p>NIL</text:p>
          </table:table-cell>
          <table:table-cell office:value-type="float" office:value="10" table:style-name="ce59">
            <text:p>10</text:p>
          </table:table-cell>
          <table:table-cell office:value-type="float" office:value="6" table:style-name="ce60">
            <text:p>6</text:p>
          </table:table-cell>
          <table:table-cell office:value-type="float" office:value="10" table:formula="msoxl:=SUM(D5,F5,H5,J5,L5,N5)" table:content-validation-name="val2" table:style-name="ce11">
            <text:p>10</text:p>
          </table:table-cell>
          <table:table-cell office:value-type="float" office:value="6" table:formula="msoxl:=SUM(E5,G5,I5,K5,M5,O5)" table:content-validation-name="val2" table:style-name="ce11">
            <text:p>6</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float" office:value="0" table:formula="msoxl:=SUM(R5,T5,V5,X5,)" table:style-name="ce12">
            <text:p>0</text:p>
          </table:table-cell>
          <table:table-cell office:value-type="float" office:value="0" table:formula="msoxl:=SUM(S5,U5,W5,Y5)" table:style-name="ce12">
            <text:p>0</text:p>
          </table:table-cell>
          <table:table-cell office:value-type="float" office:value="10" table:formula="msoxl:=P5+Z5" table:content-validation-name="val2" table:style-name="ce13">
            <text:p>10</text:p>
          </table:table-cell>
          <table:table-cell office:value-type="float" office:value="6" table:formula="msoxl:=Q5+AA5" table:content-validation-name="val2" table:style-name="ce13">
            <text:p>6</text:p>
          </table:table-cell>
          <table:table-cell office:value-type="currency" office:value="16144" table:style-name="ce15">
            <text:p>£16,144.00</text:p>
          </table:table-cell>
          <table:table-cell office:value-type="string" table:style-name="ce74">
            <text:p>NIL</text:p>
          </table:table-cell>
          <table:table-cell office:value-type="string" table:style-name="ce74">
            <text:p>NIL</text:p>
          </table:table-cell>
          <table:table-cell office:value-type="string" table:style-name="ce74">
            <text:p>NIL</text:p>
          </table:table-cell>
          <table:table-cell office:value-type="string" table:style-name="ce74">
            <text:p>NIL</text:p>
          </table:table-cell>
          <table:table-cell office:value-type="string" table:style-name="ce74">
            <text:p>NIL</text:p>
          </table:table-cell>
          <table:table-cell office:value-type="currency" office:value="16144" table:formula="msoxl:=SUM(AD5:AI5)" table:style-name="ce16">
            <text:p>£16,144.00</text:p>
          </table:table-cell>
          <table:table-cell office:value-type="string" table:style-name="ce78">
            <text:p>NIL</text:p>
          </table:table-cell>
          <table:table-cell office:value-type="string" table:style-name="ce78">
            <text:p>NIL</text:p>
          </table:table-cell>
          <table:table-cell office:value-type="currency" office:value="0" table:formula="msoxl:=SUM(AK5:AL5)" table:style-name="ce18">
            <text:p>£0.00</text:p>
          </table:table-cell>
          <table:table-cell office:value-type="currency" office:value="16144" table:formula="msoxl:=SUM(AM5,AJ5)" table:style-name="ce19">
            <text:p>£16,144.00</text:p>
          </table: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style-name="ro4">
          <table:table-cell office:value-type="string" table:style-name="ce8">
            <text:p>Commonwealth Scholarship Commission</text:p>
          </table:table-cell>
          <table:table-cell office:value-type="string" table:style-name="ce66">
            <text:p>Executive Non-Departmental Public Body</text:p>
          </table:table-cell>
          <table:table-cell office:value-type="string" table:style-name="ce67">
            <text:p>Department for International Development</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string" table:style-name="ce69">
            <text:p>NIL</text:p>
          </table:table-cell>
          <table:table-cell office:value-type="float" office:value="0" table:formula="msoxl:=SUM(D6,F6,H6,J6,L6,N6)" table:content-validation-name="val2" table:style-name="ce11">
            <text:p>0</text:p>
          </table:table-cell>
          <table:table-cell office:value-type="float" office:value="0" table:formula="msoxl:=SUM(E6,G6,I6,K6,M6,O6)" table:content-validation-name="val2" table:style-name="ce11">
            <text:p>0</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string" table:style-name="ce75">
            <text:p>NIL</text:p>
          </table:table-cell>
          <table:table-cell office:value-type="float" office:value="0" table:formula="msoxl:=SUM(R6,T6,V6,X6,)" table:style-name="ce12">
            <text:p>0</text:p>
          </table:table-cell>
          <table:table-cell office:value-type="float" office:value="0" table:formula="msoxl:=SUM(S6,U6,W6,Y6)" table:style-name="ce12">
            <text:p>0</text:p>
          </table:table-cell>
          <table:table-cell office:value-type="float" office:value="0" table:formula="msoxl:=P6+Z6" table:content-validation-name="val2" table:style-name="ce13">
            <text:p>0</text:p>
          </table:table-cell>
          <table:table-cell office:value-type="float" office:value="0" table:formula="msoxl:=Q6+AA6" table:content-validation-name="val2" table:style-name="ce13">
            <text:p>0</text:p>
          </table:table-cell>
          <table:table-cell office:value-type="string" table:style-name="ce72">
            <text:p>NIL</text:p>
          </table:table-cell>
          <table:table-cell office:value-type="string" table:style-name="ce74">
            <text:p>NIL</text:p>
          </table:table-cell>
          <table:table-cell office:value-type="string" table:style-name="ce74">
            <text:p>NIL</text:p>
          </table:table-cell>
          <table:table-cell office:value-type="string" table:style-name="ce74">
            <text:p>NIL</text:p>
          </table:table-cell>
          <table:table-cell office:value-type="string" table:style-name="ce74">
            <text:p>NIL</text:p>
          </table:table-cell>
          <table:table-cell office:value-type="string" table:style-name="ce74">
            <text:p>NIL</text:p>
          </table:table-cell>
          <table:table-cell office:value-type="currency" office:value="0" table:formula="msoxl:=SUM(AD6:AI6)" table:style-name="ce16">
            <text:p>£0.00</text:p>
          </table:table-cell>
          <table:table-cell office:value-type="string" table:style-name="ce78">
            <text:p>NIL</text:p>
          </table:table-cell>
          <table:table-cell office:value-type="string" table:style-name="ce78">
            <text:p>NIL</text:p>
          </table:table-cell>
          <table:table-cell office:value-type="currency" office:value="0" table:formula="msoxl:=SUM(AK6:AL6)" table:style-name="ce18">
            <text:p>£0.00</text:p>
          </table:table-cell>
          <table:table-cell office:value-type="currency" office:value="0" table:formula="msoxl:=SUM(AM6,AJ6)" table:style-name="ce19">
            <text:p>£0.00</text:p>
          </table:table-cell>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row table:number-rows-repeated="1048570" table:style-name="ro5">
          <table:table-cell table:number-columns-repeated="40"/>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content-validation-name="val2" table:style-name="ce1"/>
          <table:table-cell table:number-columns-repeated="16130"/>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ahoma" svg:font-family="Tahoma"/>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currency-style style:name="N37">
      <number:currency-symbol>£</number:currency-symbol>
      <number:number number:decimal-places="2" number:min-integer-digits="1" number:grouping="true"/>
    </number:currency-style>
    <number:date-style style:name="N38">
      <number:year number:style="long"/>
      <number:text>/</number:text>
      <number:month number:style="long"/>
      <number:text>/</number:text>
      <number:day number:style="long"/>
    </number:date-style>
    <number:number-style style:name="N39P0">
      <number:number number:decimal-places="0" number:min-integer-digits="1" number:grouping="true"/>
    </number:number-style>
    <number:number-style style:name="N39">
      <number:text>(</number:text>
      <number:number number:decimal-places="0" number:min-integer-digits="1" number:grouping="true">
        <number:embedded-text number:position="0">)</number:embedded-text>
      </number:number>
      <style:map style:condition="value()&gt;=0" style:apply-style-name="N39P0"/>
    </number:number-style>
    <number:date-style style:name="N40">
      <number:day number:style="long"/>
      <number:text>:</number:text>
      <number:hours number:style="long"/>
      <number:text>:</number:text>
      <number:minutes number:style="long"/>
    </number:date-style>
    <number:date-style style:name="N41">
      <number:day-of-week/>
      <number:day number:style="long"/>
      <number:text>/</number:text>
      <number:month number:style="long"/>
      <number:text>/</number:text>
      <number:year number:style="long"/>
    </number:date-style>
    <number:date-style style:name="N42">
      <number:day-of-week number:style="long"/>
      <number:day number:style="long"/>
      <number:text>/</number:text>
      <number:month number:style="long"/>
      <number:text>/</number:text>
      <number:year number:style="long"/>
    </number:date-style>
    <number:number-style style:name="N43">
      <number:number number:decimal-places="0" number:min-integer-digits="11">
        <number:embedded-text number:position="5">.</number:embedded-text>
        <number:embedded-text number:position="7">.</number:embedded-text>
      </number:number>
    </number:number-style>
    <number:number-style style:name="N44">
      <number:number number:decimal-places="0" number:min-integer-digits="11">
        <number:embedded-text number:position="5"> </number:embedded-text>
      </number:number>
    </number:number-style>
    <number:number-style style:name="N45P0">
      <number:number number:decimal-places="0" number:min-integer-digits="4"/>
    </number:number-style>
    <number:number-style style:name="N45">
      <number:number number:min-integer-digits="1"/>
      <style:map style:condition="value()&lt;=9999" style:apply-style-name="N45P0"/>
    </number:number-style>
    <number:number-style style:name="N46P0">
      <number:text>N-</number:text>
      <number:number number:decimal-places="0" number:min-integer-digits="4"/>
    </number:number-style>
    <number:number-style style:name="N46">
      <number:number number:min-integer-digits="1"/>
      <style:map style:condition="value()&lt;=9999" style:apply-style-name="N46P0"/>
    </number:number-style>
    <number:text-style style:name="N47P0"/>
    <number:text-style style:name="N47P1"/>
    <number:text-style style:name="N47P2"/>
    <number:text-style style:name="N47">
      <style:map style:condition="value()&gt;0" style:apply-style-name="N47P0"/>
      <style:map style:condition="value()&lt;0" style:apply-style-name="N47P1"/>
      <style:map style:condition="value()=0" style:apply-style-name="N47P2"/>
    </number:text-style>
    <number:text-style style:name="N48P0"/>
    <number:text-style style:name="N48P1"/>
    <number:text-style style:name="N48">
      <style:map style:condition="value()&gt;0" style:apply-style-name="N48P0"/>
      <style:map style:condition="value()&lt;0" style:apply-style-name="N48P1"/>
    </number:text-style>
    <number:number-style style:name="N49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9">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9P0"/>
    </number:number-style>
    <number:time-style style:name="N50" number:truncate-on-overflow="false">
      <number:hours/>
      <number:text>:</number:text>
      <number:minutes number:style="long"/>
    </number:time-style>
    <number:time-style style:name="N51" number:truncate-on-overflow="false">
      <number:hours number:style="long"/>
      <number:text>:</number:text>
      <number:minutes number:style="long"/>
    </number:time-style>
    <number:number-style style:name="N52">
      <number:number number:decimal-places="0" number:min-integer-digits="2"/>
    </number:number-style>
    <number:number-style style:name="N53">
      <number:number number:decimal-places="0" number:min-integer-digits="3"/>
    </number:number-style>
    <number:number-style style:name="N54">
      <number:number number:decimal-places="0" number:min-integer-digits="1" number:grouping="true" number:display-factor="1000"/>
    </number:number-style>
    <number:number-style style:name="N55P0">
      <style:text-properties fo:color="#0000FF"/>
      <number:number number:decimal-places="2" number:min-integer-digits="1" number:grouping="true"/>
    </number:number-style>
    <number:number-style style:name="N55P1">
      <style:text-properties fo:color="#FF0000"/>
      <number:text>-</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number-style style:name="N56P0">
      <number:text>kr</number:text>
      <number:number number:decimal-places="0" number:min-integer-digits="1" number:grouping="true" number:display-factor="1000"/>
    </number:number-style>
    <number:number-style style:name="N56">
      <number:text>kr-</number:text>
      <number:number number:decimal-places="0" number:min-integer-digits="1" number:grouping="true" number:display-factor="1000"/>
      <style:map style:condition="value()&gt;=0" style:apply-style-name="N56P0"/>
    </number:number-style>
    <number:number-style style:name="N57P0">
      <style:text-properties fo:color="#0000FF"/>
      <number:text>kr</number:text>
      <number:number number:decimal-places="2" number:min-integer-digits="1" number:grouping="true"/>
    </number:number-style>
    <number:number-style style:name="N57P1">
      <style:text-properties fo:color="#FF0000"/>
      <number:text>kr-</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8"/>
    <style:style style:name="Caption" style:family="table-cell" style:data-style-name="N39">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40"/>
    <style:style style:name="DagOgDato" style:family="table-cell" style:data-style-name="N41"/>
    <style:style style:name="DagOgDatoLang" style:family="table-cell" style:data-style-name="N42"/>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3"/>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4"/>
    <style:style style:name="PostNr" style:family="table-cell" style:data-style-name="N45"/>
    <style:style style:name="PostNrNorge" style:family="table-cell" style:data-style-name="N46"/>
    <style:style style:name="SkjulAlt" style:family="table-cell" style:data-style-name="N47"/>
    <style:style style:name="SkjulTall" style:family="table-cell" style:data-style-name="N48"/>
    <style:style style:name="Telefon" style:family="table-cell" style:data-style-name="N49"/>
    <style:style style:name="Timer1" style:family="table-cell" style:data-style-name="N50"/>
    <style:style style:name="Timer2" style:family="table-cell" style:data-style-name="N51"/>
    <style:style style:name="ToSiffer" style:family="table-cell" style:data-style-name="N52"/>
    <style:style style:name="TreSiffer" style:family="table-cell" style:data-style-name="N53"/>
    <style:style style:name="Tusenskille1000" style:family="table-cell" style:data-style-name="N54"/>
    <style:style style:name="TusenskilleFarger" style:family="table-cell" style:data-style-name="N55"/>
    <style:style style:name="Valuta1000" style:family="table-cell" style:data-style-name="N56"/>
    <style:style style:name="ValutaFarger" style:family="table-cell" style:data-style-name="N57"/>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erek McMillan</meta:initial-creator>
    <dc:creator>Bruce MacKay</dc:creator>
    <meta:creation-date>2015-12-23T11:50:48Z</meta:creation-date>
    <dc:date>2015-12-24T09:34:19Z</dc:date>
  </office:meta>
</office:document-meta>
</file>